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ConsequenceFactory.toQName( Configuration configuration , String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orwardConsequenceFactory.newConsequence( Rule rule , RuleBaseContext ruleBaseContext , final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wardConsequenceFactory.invokeJbiOperation( JbiHelper helper , Tuple tup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